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5-05-2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5-03-1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5-01-0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11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9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9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9-1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7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6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4-0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4-02-1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12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10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08-3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06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06-0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05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04-1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3-02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12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11-0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10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09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07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05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04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2-01-1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1-12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1-10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1-08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1-06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1-04-1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1-02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0-12-1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0-10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0-08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0-06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0-04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20-02-1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12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10-0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09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06-2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05-0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03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9-0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10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09-1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07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06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05-1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04-0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8-02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12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11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08-0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05-31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04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02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7-01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11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10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08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07-0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05-1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03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6-02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5-12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5-10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5-07-1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5-05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5-03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5-01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10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08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06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05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04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4-02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3-11-0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3-08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3-06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3-04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3-02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12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10-0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08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06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06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04-1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2-02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1-12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1-10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1-08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1-06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1-05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1-02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12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10-0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08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07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06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04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10-02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12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10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10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08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07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05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9-01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10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08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07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05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04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8-02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12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10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9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9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8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7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6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5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3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7-02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6-12-1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6-09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6-07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6-03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1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10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08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04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5-02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12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10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09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07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06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04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03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4-01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11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10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07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06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04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04-0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3-02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12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11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10-0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08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06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04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03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2-01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12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1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11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10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9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9-05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7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5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3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1-01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12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11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6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5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3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2000-01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12-1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11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12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10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9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8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6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5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3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8-01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7-12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2-05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2-04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2-03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2-01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12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10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427084424001</text:p>
          </table:table-cell>
          <table:table-cell office:value-type="string" calcext:value-type="string">
            <text:p>39N 03W 29CBCB01 CHEBOYGAN COUNTY (STIMPSON RD D)</text:p>
          </table:table-cell>
          <table:table-cell office:value-type="string" calcext:value-type="string">
            <text:p>197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34" meta:object-count="0"/>
    <meta:user-defined meta:name="AppVersion">3.0</meta:user-defined>
  </office:meta>
</office:document-meta>
</file>